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NINE SPIRITUAL ADVANTAGES OF THIS SOVEREIGN SELECTION (9:1-5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NINE SPIRITUAL ADVANTAGES OF THIS SOVEREIGN SELECTION (9:1-5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Paul's grief over Israel (9:1-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God's gifts to Israel (9:4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God's gifts to Israel (9:4-5)<text:s text:c="1"/></text:span><text:span text:style-name="a509" text:class-names=""/></text:p>
          </draw:text-box>
          <svg:title/>
          <svg:desc/>
        </draw:frame>
        <draw:frame draw:id="id95" presentation:style-name="a527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y are a special nation (9:4a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y have been adopted by God (9:4b, 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y have had God's glory revealed to them (9:4c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y have been given the covenants (9:4d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96" presentation:style-name="a546" draw:name="Text Placeholder 3" svg:x="6.16319in" svg:y="2in" svg:width="4.61632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y have been given the law (9:4e).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y have the privilege of worshiping him (9:4f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y have the messianic promises (9:4g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y have a godly ancestry (9:5a).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y are the people from which Christ came (9:5b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4" draw:style-name="a547" draw:master-page-name="Master1-Layout12-tx-Title-and-Text" presentation:presentation-page-layout-name="Master1-PPL12" draw:id="Slide-259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NINE SPIRITUAL ADVANTAGES OF THIS SOVEREIGN SELECTION (9:1-5)<text:s text:c="1"/></text:span><text:span text:style-name="a549" text:class-names=""/></text:p>
          </draw:text-box>
          <svg:title/>
          <svg:desc/>
        </draw:frame>
        <draw:frame draw:id="id98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Paul's grief over Israel (9:1-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God's gifts to Israel (9:4-5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5" draw:style-name="a562" draw:master-page-name="Master1-Layout12-tx-Title-and-Text" presentation:presentation-page-layout-name="Master1-PPL12" draw:id="Slide-260">
        <draw:frame draw:id="id99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ROMANS 9</text:span><text:span text:style-name="a564" text:class-names=""/></text:p>
          </draw:text-box>
          <svg:title/>
          <svg:desc/>
        </draw:frame>
        <draw:frame draw:id="id100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NINE SPIRITUAL ADVANTAGES OF THIS SOVEREIGN SELECTION (9:1-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FIVE PERSONAL EXAMPLES OF THIS SOVEREIGN SELECTION (9:6-29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6" draw:style-name="a577" draw:master-page-name="Master1-Layout12-tx-Title-and-Text" presentation:presentation-page-layout-name="Master1-PPL12" draw:id="Slide-261">
        <draw:frame draw:id="id101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THE FIVE PERSONAL EXAMPLES OF THIS SOVEREIGN SELECTION (9:6-29)<text:s text:c="1"/></text:span><text:span text:style-name="a579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example of Ishmael and Isaac (9:6-1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example of Esau and Jacob (9:11-13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7" draw:style-name="a592" draw:master-page-name="Master1-Layout12-tx-Title-and-Text" presentation:presentation-page-layout-name="Master1-PPL12" draw:id="Slide-262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example of Esau and Jacob (9:11-13)<text:s text:c="1"/></text:span><text:span text:style-name="a594" text:class-names=""/></text:p>
          </draw:text-box>
          <svg:title/>
          <svg:desc/>
        </draw:frame>
        <draw:frame draw:id="id104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What God did (9:12b-1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When God did it (9:11a, 12a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Why God did it (9:11b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8" draw:style-name="a610" draw:master-page-name="Master1-Layout12-tx-Title-and-Text" presentation:presentation-page-layout-name="Master1-PPL12" draw:id="Slide-263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FIVE PERSONAL EXAMPLES OF THIS SOVEREIGN SELECTION (9:6-29)<text:s text:c="1"/></text:span><text:span text:style-name="a612" text:class-names=""/></text:p>
          </draw:text-box>
          <svg:title/>
          <svg:desc/>
        </draw:frame>
        <draw:frame draw:id="id106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example of Ishmael and Isaac (9:6-10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example of Esau and Jacob (9:11-13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example of Pharaoh (9:14-24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9" draw:style-name="a628" draw:master-page-name="Master1-Layout1-title-Title-Slide" presentation:presentation-page-layout-name="Master1-PPL1" draw:id="Slide-264">
        <draw:frame draw:id="id107" presentation:style-name="a632" draw:name="Title 1" svg:x="1.38in" svg:y="0.83in" svg:width="10.3in" svg:height="4.42in" presentation:class="title" presentation:placeholder="false">
          <draw:text-box>
            <text:p text:style-name="a631" text:class-names="" text:cond-style-name=""><text:span text:style-name="a629" text:class-names=""><text:s text:c="1"/>The example of Pharaoh (9:14-24)<text:s text:c="1"/></text:span><text:span text:style-name="a630" text:class-names=""/></text:p>
          </draw:text-box>
          <svg:title/>
          <svg:desc/>
        </draw:frame>
        <draw:frame draw:id="id108" presentation:style-name="a637" draw:name="Subtitle 2" svg:x="1.38in" svg:y="5.25in" svg:width="10.3in" svg:height="1.85in" presentation:class="subtitle" presentation:placeholder="false">
          <draw:text-box>
            <text:p text:style-name="a634" text:class-names="" text:cond-style-name=""><text:span text:style-name="a633" text:class-names=""><text:s text:c="1"/>The facts involved (9:15-18)<text:s text:c="1"/></text:span></text:p>
            <text:p text:style-name="a636" text:class-names="" text:cond-style-name=""><text:span text:style-name="a635" text:class-names=""/></text:p>
          </draw:text-box>
          <svg:title/>
          <svg:desc/>
        </draw:frame>
      </draw:page>
      <draw:page draw:name="Slide10" draw:style-name="a638" draw:master-page-name="Master1-Layout12-tx-Title-and-Text" presentation:presentation-page-layout-name="Master1-PPL12" draw:id="Slide-265">
        <draw:frame draw:id="id109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facts involved (9:15-18)<text:s text:c="1"/></text:span><text:span text:style-name="a640" text:class-names=""/></text:p>
          </draw:text-box>
          <svg:title/>
          <svg:desc/>
        </draw:frame>
        <draw:frame draw:id="id110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God determined to pardon sinful Israel with undeserved grace (9:15-16)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God determined to punish sinful Pharaoh with deserved judgment (9:17-18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1" draw:style-name="a653" draw:master-page-name="Master1-Layout12-tx-Title-and-Text" presentation:presentation-page-layout-name="Master1-PPL12" draw:id="Slide-266">
        <draw:frame draw:id="id111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The example of Pharaoh (9:14-24)<text:s text:c="1"/></text:span><text:span text:style-name="a655" text:class-names=""/></text:p>
          </draw:text-box>
          <svg:title/>
          <svg:desc/>
        </draw:frame>
        <draw:frame draw:id="id112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facts involved (9:15-18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fairness involved (9:14, 19-2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2" draw:style-name="a668" draw:master-page-name="Master1-Layout1-title-Title-Slide" presentation:presentation-page-layout-name="Master1-PPL1" draw:id="Slide-267">
        <draw:frame draw:id="id113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The fairness involved (9:14, 19-24)<text:s text:c="1"/></text:span><text:span text:style-name="a670" text:class-names=""/></text:p>
          </draw:text-box>
          <svg:title/>
          <svg:desc/>
        </draw:frame>
        <draw:frame draw:id="id114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In light of this, is God righteous? Yes! (9:14, 21-24).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In light of this, is God righteous? Yes! (9:14, 21-24).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As a potter creates vessels, God creates nations (9:14, 21-22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As a potter controls those vessels, God controls nations (9:23-24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4" draw:style-name="a693" draw:master-page-name="Master1-Layout12-tx-Title-and-Text" presentation:presentation-page-layout-name="Master1-PPL12" draw:id="Slide-269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The fairness involved (9:14, 19-24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In light of this, is God righteous? Yes! (9:14, 21-24).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In light of this, is man responsible? Yes! (9:19-20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5" draw:style-name="a708" draw:master-page-name="Master1-Layout12-tx-Title-and-Text" presentation:presentation-page-layout-name="Master1-PPL12" draw:id="Slide-270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example of Pharaoh (9:14-24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facts involved (9:15-18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fairness involved (9:14, 19-24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6" draw:style-name="a723" draw:master-page-name="Master1-Layout12-tx-Title-and-Text" presentation:presentation-page-layout-name="Master1-PPL12" draw:id="Slide-271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THE FIVE PERSONAL EXAMPLES OF THIS SOVEREIGN SELECTION (9:6-29)<text:s text:c="1"/></text:span><text:span text:style-name="a725" text:class-names=""/></text:p>
          </draw:text-box>
          <svg:title/>
          <svg:desc/>
        </draw:frame>
        <draw:frame draw:id="id122" presentation:style-name="a746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example of Ishmael and Isaac (9:6-10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example of Esau and Jacob (9:11-13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example of Pharaoh (9:14-24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example from Hosea (9:25-26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example from Isaiah (9:27-29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3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The example from Isaiah (9:27-29):<text:s text:c="1"/></text:span><text:span text:style-name="a749" text:class-names=""/></text:p>
          </draw:text-box>
          <svg:title/>
          <svg:desc/>
        </draw:frame>
        <draw:frame draw:id="id124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Out of the millions of Israelites, only a small remnant will be saved (Isa. 10:22-23) (9:27-28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Even the remnant would perish apart from the grace of God (Isa. 1:9) (9:29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8" draw:style-name="a762" draw:master-page-name="Master1-Layout12-tx-Title-and-Text" presentation:presentation-page-layout-name="Master1-PPL12" draw:id="Slide-273">
        <draw:frame draw:id="id125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THE FIVE PERSONAL EXAMPLES OF THIS SOVEREIGN SELECTION (9:6-29)<text:s text:c="1"/></text:span><text:span text:style-name="a764" text:class-names=""/></text:p>
          </draw:text-box>
          <svg:title/>
          <svg:desc/>
        </draw:frame>
        <draw:frame draw:id="id126" presentation:style-name="a785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he example of Ishmael and Isaac (9:6-10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example of Esau and Jacob (9:11-13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example of Pharaoh (9:14-24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example from Hosea (9:25-26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example from Isaiah (9:27-29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19" draw:style-name="a786" draw:master-page-name="Master1-Layout12-tx-Title-and-Text" presentation:presentation-page-layout-name="Master1-PPL12" draw:id="Slide-274">
        <draw:frame draw:id="id127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ROMANS 9</text:span><text:span text:style-name="a788" text:class-names=""/></text:p>
          </draw:text-box>
          <svg:title/>
          <svg:desc/>
        </draw:frame>
        <draw:frame draw:id="id128" presentation:style-name="a803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THE NINE SPIRITUAL ADVANTAGES OF THIS SOVEREIGN SELECTION (9:1-5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FIVE PERSONAL EXAMPLES OF THIS SOVEREIGN SELECTION (9:6-29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TWO GRAND CONCLUSIONS CONCERNING THIS SOVEREIGN SELECTION (9:30-33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0" draw:style-name="a804" draw:master-page-name="Master1-Layout12-tx-Title-and-Text" presentation:presentation-page-layout-name="Master1-PPL12" draw:id="Slide-275">
        <draw:frame draw:id="id129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THE TWO GRAND CONCLUSIONS CONCERNING THIS SOVEREIGN SELECTION (9:30-33)<text:s text:c="1"/></text:span><text:span text:style-name="a806" text:class-names=""/></text:p>
          </draw:text-box>
          <svg:title/>
          <svg:desc/>
        </draw:frame>
        <draw:frame draw:id="id130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rough faith the Gentiles have found righteousness without even seeking it (9:30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rough the law Israel has not found righteousness even after seeking it (9:31-33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1" draw:style-name="a819" draw:master-page-name="Master1-Layout12-tx-Title-and-Text" presentation:presentation-page-layout-name="Master1-PPL12" draw:id="Slide-276">
        <draw:frame draw:id="id131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rough the law Israel has not found righteousness even after seeking it (9:31-33).<text:s text:c="1"/></text:span><text:span text:style-name="a821" text:class-names=""/></text:p>
          </draw:text-box>
          <svg:title/>
          <svg:desc/>
        </draw:frame>
        <draw:frame draw:id="id132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seeking (9:31-32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stumbling (9:3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2" draw:style-name="a834" draw:master-page-name="Master1-Layout12-tx-Title-and-Text" presentation:presentation-page-layout-name="Master1-PPL12" draw:id="Slide-277">
        <draw:frame draw:id="id133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THE TWO GRAND CONCLUSIONS CONCERNING THIS SOVEREIGN SELECTION (9:30-33)<text:s text:c="1"/></text:span><text:span text:style-name="a836" text:class-names=""/></text:p>
          </draw:text-box>
          <svg:title/>
          <svg:desc/>
        </draw:frame>
        <draw:frame draw:id="id134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rough faith the Gentiles have found righteousness without even seeking it (9:30).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rough the law Israel has not found righteousness even after seeking it (9:31-33)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3" draw:style-name="a849" draw:master-page-name="Master1-Layout12-tx-Title-and-Text" presentation:presentation-page-layout-name="Master1-PPL12" draw:id="Slide-278">
        <draw:frame draw:id="id135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ROMANS 9</text:span><text:span text:style-name="a851" text:class-names=""/></text:p>
          </draw:text-box>
          <svg:title/>
          <svg:desc/>
        </draw:frame>
        <draw:frame draw:id="id136" presentation:style-name="a866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THE NINE SPIRITUAL ADVANTAGES OF THIS SOVEREIGN SELECTION (9:1-5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THE FIVE PERSONAL EXAMPLES OF THIS SOVEREIGN SELECTION (9:6-29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THE TWO GRAND CONCLUSIONS CONCERNING THIS SOVEREIGN SELECTION (9:30-33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9</dc:title>
    <meta:initial-creator>David STRICKLAND</meta:initial-creator>
    <dc:creator>David STRICKLAND</dc:creator>
    <meta:creation-date>2020-02-23T23:22:28Z</meta:creation-date>
    <dc:date>2020-02-23T23:22:29Z</dc:date>
    <meta:template xlink:href="BibleStudy" xlink:type="simple"/>
    <meta:editing-cycles>1</meta:editing-cycles>
    <meta:editing-duration>PT0S</meta:editing-duration>
    <meta:document-statistic meta:paragraph-count="83" meta:word-count="850"/>
  </office:meta>
</office:document-meta>
</file>